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marker-end="Arrow"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000000" draw:marker-end="Arrow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marker-end="Arrow" draw:fill="solid" draw:fill-color="#00ae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Arrow" draw:marker-end-width="0.3cm" draw:fill="solid" draw:fill-color="#00ae00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4" style:family="graphic" style:parent-style-name="standard">
      <style:graphic-properties draw:stroke="dash" draw:stroke-dash="Ultrafine_20_Dashed" svg:stroke-color="#000000" draw:marker-end="Arrow" draw:fill-color="#808080" draw:opacity="40%" draw:textarea-horizontal-align="justify" draw:textarea-vertical-align="middle" draw:auto-grow-height="false" draw:shadow-offset-x="0.305cm" draw:shadow-offset-y="0.305cm" draw:shadow-opacity="40%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Fine_20_Dotted" svg:stroke-color="#000000" draw:marker-end="Arrow" draw:textarea-horizontal-align="center" draw:textarea-vertical-align="middle"/>
    </style:style>
    <style:style style:name="gr17" style:family="graphic" style:parent-style-name="standard">
      <style:graphic-properties svg:stroke-color="#000000" draw:marker-end="Arrow" draw:fill="solid" draw:fill-color="#ffff00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4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style:text-position="super 58%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55cm" svg:x="1.4cm" svg:y="0.663cm" presentation:class="title">
          <draw:text-box>
            <text:p text:style-name="P1">Incremental Parsing with Combinator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Jean-Philippe Bernard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alk given at Chalmers FP workshop, 2008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Yet Another Parsing Library?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3">Incremental</text:p>
              </text:list-item>
            </text:list>
            <text:list text:style-name="L3">
              <text:list-item>
                <text:list>
                  <text:list-item>
                    <text:p text:style-name="P4">Real-time feedback in edit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formance should not depend on size of file</text:p>
                  </text:list-item>
                </text:list>
              </text:list-item>
            </text:list>
            <text:list text:style-name="L3">
              <text:list-item>
                <text:p text:style-name="P3">Combinators</text:p>
              </text:list-item>
            </text:list>
            <text:list text:style-name="L3">
              <text:list-item>
                <text:list>
                  <text:list-item>
                    <text:p text:style-name="P4">Users build their own gramma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ammars as librarie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he Plan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3">Online parsers exist</text:p>
              </text:list-item>
            </text:list>
            <text:list text:style-name="L3">
              <text:list-item>
                <text:list>
                  <text:list-item>
                    <text:p text:style-name="P4">No need to parse everything to look at the beginning of the t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lves half of the problem</text:p>
                  </text:list-item>
                </text:list>
              </text:list-item>
            </text:list>
            <text:list text:style-name="L3">
              <text:list-item>
                <text:p text:style-name="P3">Improve to solve the 2<text:span text:style-name="T2">nd</text:span> half</text:p>
              </text:list-item>
            </text:list>
            <text:list text:style-name="L3">
              <text:list-item>
                <text:list>
                  <text:list-item>
                    <text:p text:style-name="P4">Save intermediate parsing states, resu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custom-shape draw:style-name="gr2" draw:text-style-name="P7" draw:id="id1" draw:layer="layout" svg:width="1.27cm" svg:height="1.27cm" svg:x="3.175cm" svg:y="9.52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7" draw:id="id2" draw:layer="layout" svg:width="1.27cm" svg:height="1.27cm" svg:x="5.71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4.443cm" svg:y1="10.159cm" svg:x2="5.715cm" svg:y2="10.159cm" draw:start-shape="id1" draw:start-glue-point="10" draw:end-shape="id2" draw:end-glue-point="6" svg:d="m4443 10159h1272">
          <text:p text:style-name="P1"/>
        </draw:connector>
        <draw:custom-shape draw:style-name="gr2" draw:text-style-name="P7" draw:id="id3" draw:layer="layout" svg:width="1.27cm" svg:height="1.27cm" svg:x="8.255cm" svg:y="9.52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4" draw:layer="layout" svg:width="1.27cm" svg:height="1.27cm" svg:x="10.795cm" svg:y="9.525cm">
          <text:p text:style-name="P6">: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7" draw:id="id5" draw:layer="layout" svg:width="1.27cm" svg:height="1.27cm" svg:x="13.33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6" draw:layer="layout" svg:width="1.27cm" svg:height="1.27cm" svg:x="15.87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6.983cm" svg:y1="10.159cm" svg:x2="8.255cm" svg:y2="10.159cm" draw:start-shape="id2" draw:start-glue-point="10" draw:end-shape="id3" draw:end-glue-point="6" svg:d="m6983 10159h1272">
          <text:p text:style-name="P1"/>
        </draw:connector>
        <draw:connector draw:style-name="gr4" draw:text-style-name="P7" draw:layer="layout" svg:x1="9.523cm" svg:y1="10.159cm" svg:x2="10.795cm" svg:y2="10.159cm" draw:start-shape="id3" draw:start-glue-point="10" draw:end-shape="id4" draw:end-glue-point="6" svg:d="m9523 10159h1272">
          <text:p text:style-name="P1"/>
        </draw:connector>
        <draw:connector draw:style-name="gr4" draw:text-style-name="P7" draw:layer="layout" svg:x1="12.063cm" svg:y1="10.159cm" svg:x2="13.335cm" svg:y2="10.159cm" draw:start-shape="id4" draw:start-glue-point="10" draw:end-shape="id5" draw:end-glue-point="6" svg:d="m12063 10159h1272">
          <text:p text:style-name="P1"/>
        </draw:connector>
        <draw:connector draw:style-name="gr4" draw:text-style-name="P7" draw:layer="layout" svg:x1="14.603cm" svg:y1="10.159cm" svg:x2="15.875cm" svg:y2="10.159cm" draw:start-shape="id5" draw:start-glue-point="10" draw:end-shape="id6" draw:end-glue-point="6" svg:d="m14603 10159h1272">
          <text:p text:style-name="P1"/>
        </draw:connector>
        <draw:custom-shape draw:style-name="gr2" draw:text-style-name="P7" draw:id="id7" draw:layer="layout" svg:width="1.27cm" svg:height="1.27cm" svg:x="18.415cm" svg:y="9.525cm">
          <text:p text:style-name="P6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8" draw:layer="layout" svg:width="1.27cm" svg:height="1.27cm" svg:x="20.955cm" svg:y="9.52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9" draw:layer="layout" svg:width="1.27cm" svg:height="1.27cm" svg:x="23.495cm" svg:y="9.525cm">
          <text:p text:style-name="P6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17.143cm" svg:y1="10.159cm" svg:x2="18.415cm" svg:y2="10.159cm" draw:start-shape="id6" draw:start-glue-point="10" draw:end-shape="id7" draw:end-glue-point="6" svg:d="m17143 10159h1272">
          <text:p text:style-name="P1"/>
        </draw:connector>
        <draw:connector draw:style-name="gr4" draw:text-style-name="P7" draw:layer="layout" svg:x1="19.683cm" svg:y1="10.159cm" svg:x2="20.955cm" svg:y2="10.159cm" draw:start-shape="id7" draw:start-glue-point="10" draw:end-shape="id8" draw:end-glue-point="6" svg:d="m19683 10159h1272">
          <text:p text:style-name="P1"/>
        </draw:connector>
        <draw:connector draw:style-name="gr4" draw:text-style-name="P7" draw:layer="layout" svg:x1="22.223cm" svg:y1="10.159cm" svg:x2="23.495cm" svg:y2="10.159cm" draw:start-shape="id8" draw:start-glue-point="10" draw:end-shape="id9" draw:end-glue-point="6" svg:d="m22223 10159h1272">
          <text:p text:style-name="P1"/>
        </draw:connector>
        <draw:line draw:style-name="gr7" draw:text-style-name="P8" draw:layer="layout" svg:x1="6.35cm" svg:y1="5.715cm" svg:x2="6.35cm" svg:y2="8.89cm">
          <text:p text:style-name="P6"><text:span text:style-name="T3">Parser</text:span></text:p>
        </draw:line>
        <draw:frame draw:style-name="gr8" draw:layer="layout" svg:width="2.001cm" svg:height="1.038cm" svg:x="5.619cm" svg:y="4.677cm">
          <draw:text-box>
            <text:p text:style-name="P1">“5+7”</text:p>
          </draw:text-box>
        </draw:frame>
        <draw:line draw:style-name="gr7" draw:text-style-name="P7" draw:layer="layout" svg:x1="6.35cm" svg:y1="11.43cm" svg:x2="6.35cm" svg:y2="15.24cm">
          <text:p text:style-name="P6">Run</text:p>
        </draw:line>
        <draw:custom-shape draw:style-name="gr9" draw:text-style-name="P6" draw:id="id10" draw:layer="layout" svg:width="1.27cm" svg:height="1.27cm" svg:x="8.89cm" svg:y="15.875cm">
          <text:p text:style-name="P6">: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11" draw:layer="layout" svg:width="1.27cm" svg:height="1.27cm" svg:x="7.62cm" svg:y="18.415cm">
          <text:p text:style-name="P6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12" draw:layer="layout" svg:width="1.27cm" svg:height="1.27cm" svg:x="10.16cm" svg:y="18.415cm">
          <text:p text:style-name="P6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7" draw:layer="layout" draw:type="lines" svg:x1="9.525cm" svg:y1="17.145cm" svg:x2="8.255cm" svg:y2="18.415cm" draw:start-shape="id10" draw:start-glue-point="2" draw:end-shape="id11" draw:end-glue-point="0" svg:d="m9525 17145v500l-1270 270v500">
          <text:p text:style-name="P1"/>
        </draw:connector>
        <draw:connector draw:style-name="gr10" draw:text-style-name="P7" draw:layer="layout" draw:type="lines" svg:x1="9.525cm" svg:y1="17.145cm" svg:x2="10.795cm" svg:y2="18.415cm" draw:start-shape="id10" draw:start-glue-point="2" draw:end-shape="id12" draw:end-glue-point="0" svg:d="m9525 17145v500l1270 270v500">
          <text:p text:style-name="P1"/>
        </draw:connector>
        <draw:frame presentation:style-name="pr1" draw:text-style-name="P1" draw:layer="layout" svg:width="25.199cm" svg:height="3.507cm" svg:x="1.4cm" svg:y="0.837cm" presentation:class="title">
          <draw:text-box>
            <text:p text:style-name="P1">Online (Polish) Parser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71cm" svg:y="1.189cm" presentation:class="title" presentation:user-transformed="true">
          <draw:text-box>
            <text:p text:style-name="P1">Save and resume: idea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pre-compute intermediate results at every “page” – lazily</text:p>
              </text:list-item>
            </text:list>
            <text:list text:style-name="L3">
              <text:list-item>
                <text:p text:style-name="P3">incremental update:</text:p>
              </text:list-item>
            </text:list>
            <text:list text:style-name="L3">
              <text:list-item>
                <text:list>
                  <text:list-item>
                    <text:p text:style-name="P4">reuse the pre-computed results that don't depend on the inpu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compute the invalidated 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ree provided to the user is computed “online”, from the most relevant intermediate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ave and resume: diagram</text:p>
          </draw:text-box>
        </draw:frame>
        <draw:custom-shape draw:style-name="gr11" draw:text-style-name="P7" draw:id="id13" draw:layer="layout" svg:width="1.27cm" svg:height="1.27cm" svg:x="9.525cm" svg:y="8.89cm">
          <text:p text:style-name="P6">(1+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4" draw:layer="layout" svg:width="1.27cm" svg:height="1.27cm" svg:x="12.065cm" svg:y="8.89cm">
          <text:p text:style-name="P6">2+3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5" draw:layer="layout" svg:width="1.27cm" svg:height="1.27cm" svg:x="14.605cm" svg:y="8.89cm">
          <text:p text:style-name="P6">*(6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6" draw:layer="layout" svg:width="1.27cm" svg:height="1.27cm" svg:x="17.145cm" svg:y="8.89cm">
          <text:p text:style-name="P6">+7*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7" draw:layer="layout" svg:width="1.27cm" svg:height="1.27cm" svg:x="19.685cm" svg:y="8.89cm">
          <text:p text:style-name="P6">6)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0.795cm" svg:y1="9.525cm" svg:x2="12.065cm" svg:y2="9.525cm" draw:start-shape="id13" draw:start-glue-point="1" draw:end-shape="id14" draw:end-glue-point="3" svg:d="m10795 9525h1270">
          <text:p text:style-name="P1"/>
        </draw:connector>
        <draw:connector draw:style-name="gr12" draw:text-style-name="P7" draw:layer="layout" svg:x1="13.335cm" svg:y1="9.525cm" svg:x2="14.605cm" svg:y2="9.525cm" draw:start-shape="id14" draw:start-glue-point="1" draw:end-shape="id15" draw:end-glue-point="3" svg:d="m13335 9525h1270">
          <text:p text:style-name="P1"/>
        </draw:connector>
        <draw:connector draw:style-name="gr12" draw:text-style-name="P7" draw:layer="layout" svg:x1="15.875cm" svg:y1="9.525cm" svg:x2="17.145cm" svg:y2="9.525cm" draw:start-shape="id15" draw:start-glue-point="1" draw:end-shape="id16" draw:end-glue-point="3" svg:d="m15875 9525h1270">
          <text:p text:style-name="P1"/>
        </draw:connector>
        <draw:connector draw:style-name="gr12" draw:text-style-name="P7" draw:layer="layout" svg:x1="18.415cm" svg:y1="9.525cm" svg:x2="19.685cm" svg:y2="9.525cm" draw:start-shape="id16" draw:start-glue-point="1" draw:end-shape="id17" draw:end-glue-point="3" svg:d="m18415 9525h1270">
          <text:p text:style-name="P1"/>
        </draw:connector>
        <draw:custom-shape draw:style-name="gr11" draw:text-style-name="P7" draw:id="id18" draw:layer="layout" svg:width="1.27cm" svg:height="1.27cm" svg:x="9.525cm" svg:y="5.715cm">
          <text:p text:style-name="P6">(1+</text:p>
          <draw:enhanced-geometry svg:viewBox="0 0 21600 21600" draw:type="rectangle" draw:enhanced-path="M 0 0 L 21600 0 21600 21600 0 21600 0 0 Z N"/>
        </draw:custom-shape>
        <draw:custom-shape draw:style-name="gr11" draw:text-style-name="P7" draw:id="id19" draw:layer="layout" svg:width="1.27cm" svg:height="1.27cm" svg:x="12.065cm" svg:y="5.715cm">
          <text:p text:style-name="P6">2+4</text:p>
          <draw:enhanced-geometry svg:viewBox="0 0 21600 21600" draw:type="rectangle" draw:enhanced-path="M 0 0 L 21600 0 21600 21600 0 21600 0 0 Z N"/>
        </draw:custom-shape>
        <draw:custom-shape draw:style-name="gr11" draw:text-style-name="P7" draw:id="id20" draw:layer="layout" svg:width="1.27cm" svg:height="1.27cm" svg:x="14.605cm" svg:y="5.715cm">
          <text:p text:style-name="P6">*(6</text:p>
          <draw:enhanced-geometry svg:viewBox="0 0 21600 21600" draw:type="rectangle" draw:enhanced-path="M 0 0 L 21600 0 21600 21600 0 21600 0 0 Z N"/>
        </draw:custom-shape>
        <draw:custom-shape draw:style-name="gr11" draw:text-style-name="P7" draw:id="id21" draw:layer="layout" svg:width="1.27cm" svg:height="1.27cm" svg:x="17.145cm" svg:y="5.715cm">
          <text:p text:style-name="P6">+7*</text:p>
          <draw:enhanced-geometry svg:viewBox="0 0 21600 21600" draw:type="rectangle" draw:enhanced-path="M 0 0 L 21600 0 21600 21600 0 21600 0 0 Z N"/>
        </draw:custom-shape>
        <draw:custom-shape draw:style-name="gr11" draw:text-style-name="P7" draw:id="id22" draw:layer="layout" svg:width="1.27cm" svg:height="1.27cm" svg:x="19.685cm" svg:y="5.715cm">
          <text:p text:style-name="P6">6)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0.795cm" svg:y1="6.35cm" svg:x2="12.065cm" svg:y2="6.35cm" draw:start-shape="id18" draw:start-glue-point="1" draw:end-shape="id19" draw:end-glue-point="3" svg:d="m10795 6350h1270">
          <text:p text:style-name="P1"/>
        </draw:connector>
        <draw:connector draw:style-name="gr12" draw:text-style-name="P7" draw:layer="layout" svg:x1="13.335cm" svg:y1="6.35cm" svg:x2="14.605cm" svg:y2="6.35cm" draw:start-shape="id19" draw:start-glue-point="1" draw:end-shape="id20" draw:end-glue-point="3" svg:d="m13335 6350h1270">
          <text:p text:style-name="P1"/>
        </draw:connector>
        <draw:connector draw:style-name="gr12" draw:text-style-name="P7" draw:layer="layout" svg:x1="15.875cm" svg:y1="6.35cm" svg:x2="17.145cm" svg:y2="6.35cm" draw:start-shape="id20" draw:start-glue-point="1" draw:end-shape="id21" draw:end-glue-point="3" svg:d="m15875 6350h1270">
          <text:p text:style-name="P1"/>
        </draw:connector>
        <draw:connector draw:style-name="gr12" draw:text-style-name="P7" draw:layer="layout" svg:x1="18.415cm" svg:y1="6.35cm" svg:x2="19.685cm" svg:y2="6.35cm" draw:start-shape="id21" draw:start-glue-point="1" draw:end-shape="id22" draw:end-glue-point="3" svg:d="m18415 6350h1270">
          <text:p text:style-name="P1"/>
        </draw:connector>
        <draw:line draw:style-name="gr12" draw:text-style-name="P7" draw:layer="layout" svg:x1="11.43cm" svg:y1="15.24cm" svg:x2="12.7cm" svg:y2="10.795cm">
          <text:p text:style-name="P1"/>
        </draw:line>
        <draw:frame draw:style-name="gr13" draw:text-style-name="P1" draw:layer="layout" svg:width="8.89cm" svg:height="1.905cm" svg:x="10.16cm" svg:y="15.875cm">
          <draw:text-box>
            <text:p text:style-name="P1">Apply online algorithm using this intermediate result.</text:p>
          </draw:text-box>
        </draw:frame>
        <draw:custom-shape draw:style-name="gr14" draw:text-style-name="P7" draw:layer="layout" svg:width="12.7cm" svg:height="2.54cm" svg:x="8.89cm" svg:y="5.08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62cm" svg:height="2.54cm" svg:x="13.97cm" svg:y="8.25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id="id23" draw:layer="layout" svg:width="1.27cm" svg:height="1.27cm" svg:x="6.985cm" svg:y="5.71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id="id24" draw:layer="layout" svg:width="1.27cm" svg:height="1.27cm" svg:x="6.985cm" svg:y="8.89cm">
          <text:p text:style-name="P1"/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8.255cm" svg:y1="6.35cm" svg:x2="9.525cm" svg:y2="6.35cm" draw:start-shape="id23" draw:start-glue-point="1" draw:end-shape="id18" draw:end-glue-point="3" svg:d="m8255 6350h1270">
          <text:p text:style-name="P1"/>
        </draw:connector>
        <draw:connector draw:style-name="gr12" draw:text-style-name="P7" draw:layer="layout" svg:x1="8.255cm" svg:y1="9.525cm" svg:x2="9.525cm" svg:y2="9.525cm" draw:start-shape="id24" draw:start-glue-point="1" draw:end-shape="id13" draw:end-glue-point="3" svg:d="m8255 9525h1270">
          <text:p text:style-name="P1"/>
        </draw:connector>
        <draw:line draw:style-name="gr12" draw:text-style-name="P7" draw:layer="layout" svg:x1="10.795cm" svg:y1="15.24cm" svg:x2="7.62cm" svg:y2="7.62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ave and resume: problem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3">Parser provides no access to the intermediate states</text:p>
              </text:list-item>
            </text:list>
            <text:list text:style-name="L3">
              <text:list-item>
                <text:p text:style-name="P3">Run function is processes the steps in “right associative” way (foldr-like)</text:p>
              </text:list-item>
            </text:list>
            <text:list text:style-name="L3">
              <text:list-item>
                <text:p text:style-name="P3">This is necessary for online behaviour</text:p>
              </text:list-item>
            </text:list>
            <text:list text:style-name="L3">
              <text:list-item>
                <text:p text:style-name="P3"><text:span text:style-name="T1">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Save and resume: solution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Suspensions<text:line-break/><text:line-break/><text:line-break/><text:line-break/></text:p>
              </text:list-item>
            </text:list>
            <text:list text:style-name="L3">
              <text:list-item>
                <text:p text:style-name="P3">Left-eval (foldl like)</text:p>
              </text:list-item>
            </text:list>
            <text:list text:style-name="L3">
              <text:list-item>
                <text:p text:style-name="P3"><text:span text:style-name="T1">Code</text:span></text:p>
              </text:list-item>
            </text:list>
          </draw:text-box>
        </draw:frame>
        <draw:custom-shape draw:style-name="gr2" draw:text-style-name="P7" draw:id="id25" draw:layer="layout" svg:width="1.27cm" svg:height="1.27cm" svg:x="3.175cm" svg:y="6.98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7" draw:id="id26" draw:layer="layout" svg:width="1.27cm" svg:height="1.27cm" svg:x="5.715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4.443cm" svg:y1="7.619cm" svg:x2="5.715cm" svg:y2="7.619cm" draw:start-shape="id25" draw:start-glue-point="10" draw:end-shape="id26" draw:end-glue-point="6" svg:d="m4443 7619h1272">
          <text:p text:style-name="P1"/>
        </draw:connector>
        <draw:custom-shape draw:style-name="gr2" draw:text-style-name="P7" draw:id="id27" draw:layer="layout" svg:width="1.27cm" svg:height="1.27cm" svg:x="8.255cm" svg:y="6.985cm">
          <text:p text:style-name="P6">$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7" draw:id="id28" draw:layer="layout" svg:width="1.27cm" svg:height="1.27cm" svg:x="10.795cm" svg:y="6.985cm">
          <text:p text:style-name="P6">: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30" draw:layer="layout" svg:width="1.27cm" svg:height="1.27cm" svg:x="15.875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6.983cm" svg:y1="7.619cm" svg:x2="8.255cm" svg:y2="7.619cm" draw:start-shape="id26" draw:start-glue-point="10" draw:end-shape="id27" draw:end-glue-point="6" svg:d="m6983 7619h1272">
          <text:p text:style-name="P1"/>
        </draw:connector>
        <draw:connector draw:style-name="gr4" draw:text-style-name="P7" draw:layer="layout" svg:x1="9.523cm" svg:y1="7.619cm" svg:x2="10.795cm" svg:y2="7.619cm" draw:start-shape="id27" draw:start-glue-point="10" draw:end-shape="id28" draw:end-glue-point="6" svg:d="m9523 7619h1272">
          <text:p text:style-name="P1"/>
        </draw:connector>
        <draw:connector draw:style-name="gr4" draw:text-style-name="P7" draw:layer="layout" svg:x1="12.063cm" svg:y1="7.619cm" svg:x2="13.335cm" svg:y2="7.62cm" draw:start-shape="id28" draw:start-glue-point="10" draw:end-shape="id29" draw:end-glue-point="3" svg:d="m12063 7619h637v1h635">
          <text:p text:style-name="P1"/>
        </draw:connector>
        <draw:connector draw:style-name="gr16" draw:text-style-name="P7" draw:layer="layout" svg:x1="14.603cm" svg:y1="7.619cm" svg:x2="15.875cm" svg:y2="7.619cm" draw:end-shape="id30" draw:end-glue-point="6" svg:d="m14603 7619h1272">
          <text:p text:style-name="P1"/>
        </draw:connector>
        <draw:custom-shape draw:style-name="gr2" draw:text-style-name="P7" draw:id="id31" draw:layer="layout" svg:width="1.27cm" svg:height="1.27cm" svg:x="18.415cm" svg:y="6.985cm">
          <text:p text:style-name="P6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7" draw:id="id32" draw:layer="layout" svg:width="1.27cm" svg:height="1.27cm" svg:x="20.955cm" svg:y="6.98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6" draw:id="id33" draw:layer="layout" svg:width="1.27cm" svg:height="1.27cm" svg:x="23.495cm" svg:y="6.985cm">
          <text:p text:style-name="P6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7" draw:layer="layout" svg:x1="17.143cm" svg:y1="7.619cm" svg:x2="18.415cm" svg:y2="7.619cm" draw:start-shape="id30" draw:start-glue-point="10" draw:end-shape="id31" draw:end-glue-point="6" svg:d="m17143 7619h1272">
          <text:p text:style-name="P1"/>
        </draw:connector>
        <draw:connector draw:style-name="gr4" draw:text-style-name="P7" draw:layer="layout" svg:x1="19.683cm" svg:y1="7.619cm" svg:x2="20.955cm" svg:y2="7.619cm" draw:start-shape="id31" draw:start-glue-point="10" draw:end-shape="id32" draw:end-glue-point="6" svg:d="m19683 7619h1272">
          <text:p text:style-name="P1"/>
        </draw:connector>
        <draw:connector draw:style-name="gr4" draw:text-style-name="P7" draw:layer="layout" svg:x1="22.223cm" svg:y1="7.619cm" svg:x2="23.495cm" svg:y2="7.619cm" draw:start-shape="id32" draw:start-glue-point="10" draw:end-shape="id33" draw:end-glue-point="6" svg:d="m22223 7619h1272">
          <text:p text:style-name="P1"/>
        </draw:connector>
        <draw:custom-shape draw:style-name="gr17" draw:text-style-name="P7" draw:id="id29" draw:layer="layout" svg:width="1.27cm" svg:height="1.27cm" svg:x="13.33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16cm" svg:height="2.54cm" svg:x="15.24cm" svg:y="6.3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Problem: linear structures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Most programs have a high-level linear structure</text:p>
              </text:list-item>
            </text:list>
            <text:list text:style-name="L3">
              <text:list-item>
                <text:p text:style-name="P3">A precomputed list prefix is not so useful: finishing it is still costly: O(prefix length)</text:p>
              </text:list-item>
            </text:list>
            <text:list text:style-name="L3">
              <text:list-item>
                <text:p text:style-name="P3">Fortunately, most programs don't have too many top-level nod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Problem: visiting the tree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Given a full parse tree, we want to find node at a given index.</text:p>
              </text:list-item>
            </text:list>
            <text:list text:style-name="L3">
              <text:list-item>
                <text:list>
                  <text:list-item>
                    <text:p text:style-name="P4">Ok with a linear 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inary search will <text:line-break/>force the whole tree!</text:p>
                  </text:list-item>
                </text:list>
              </text:list-item>
            </text:list>
          </draw:text-box>
        </draw:frame>
        <draw:custom-shape draw:style-name="gr9" draw:text-style-name="P6" draw:id="id34" draw:layer="layout" svg:width="1.27cm" svg:height="1.27cm" svg:x="18.415cm" svg:y="7.62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9" draw:text-style-name="P6" draw:id="id35" draw:layer="layout" svg:width="1.27cm" svg:height="1.27cm" svg:x="19.685cm" svg:y="10.16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9" draw:text-style-name="P6" draw:id="id36" draw:layer="layout" svg:width="1.27cm" svg:height="1.27cm" svg:x="17.145cm" svg:y="10.16cm">
          <text:p text:style-name="P6">1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s" svg:x1="19.05cm" svg:y1="8.89cm" svg:x2="20.32cm" svg:y2="10.16cm" draw:start-shape="id34" draw:start-glue-point="2" draw:end-shape="id35" draw:end-glue-point="0" svg:d="m19050 8890v500l1270 270v500">
          <text:p text:style-name="P1"/>
        </draw:connector>
        <draw:connector draw:style-name="gr10" draw:text-style-name="P7" draw:layer="layout" draw:type="lines" svg:x1="19.05cm" svg:y1="8.89cm" svg:x2="17.78cm" svg:y2="10.16cm" draw:start-shape="id34" draw:start-glue-point="2" draw:end-shape="id36" draw:end-glue-point="0" svg:d="m19050 8890v500l-1270 270v500">
          <text:p text:style-name="P1"/>
        </draw:connector>
        <draw:custom-shape draw:style-name="gr9" draw:text-style-name="P6" draw:id="id37" draw:layer="layout" svg:width="1.27cm" svg:height="1.27cm" svg:x="20.955cm" svg:y="12.7cm">
          <text:p text:style-name="P6">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38" draw:layer="layout" svg:width="1.27cm" svg:height="1.27cm" svg:x="22.225cm" svg:y="15.24cm">
          <text:p text:style-name="P6">: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id="id39" draw:layer="layout" svg:width="1.27cm" svg:height="1.27cm" svg:x="19.685cm" svg:y="15.24cm">
          <text:p text:style-name="P6">3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s" svg:x1="21.59cm" svg:y1="13.97cm" svg:x2="22.86cm" svg:y2="15.24cm" draw:start-shape="id37" draw:start-glue-point="2" draw:end-shape="id38" draw:end-glue-point="0" svg:d="m21590 13970v500l1270 270v500">
          <text:p text:style-name="P1"/>
        </draw:connector>
        <draw:connector draw:style-name="gr10" draw:text-style-name="P7" draw:layer="layout" draw:type="lines" svg:x1="21.59cm" svg:y1="13.97cm" svg:x2="20.32cm" svg:y2="15.24cm" draw:start-shape="id37" draw:start-glue-point="2" draw:end-shape="id39" draw:end-glue-point="0" svg:d="m21590 13970v500l-1270 270v500">
          <text:p text:style-name="P1"/>
        </draw:connector>
        <draw:connector draw:style-name="gr12" draw:text-style-name="P7" draw:layer="layout" draw:type="lines" svg:x1="20.32cm" svg:y1="11.43cm" svg:x2="21.59cm" svg:y2="12.7cm" draw:start-shape="id35" draw:start-glue-point="2" draw:end-shape="id37" draw:end-glue-point="0" svg:d="m20320 11430v500l1270 270v500">
          <text:p text:style-name="P1"/>
        </draw:connector>
        <draw:custom-shape draw:style-name="gr9" draw:text-style-name="P6" draw:id="id40" draw:layer="layout" svg:width="1.27cm" svg:height="1.27cm" svg:x="18.415cm" svg:y="12.7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draw:type="lines" svg:x1="20.32cm" svg:y1="11.43cm" svg:x2="19.05cm" svg:y2="12.7cm" draw:start-shape="id35" draw:start-glue-point="2" draw:end-shape="id40" draw:end-glue-point="0" svg:d="m20320 11430v500l-1270 270v500">
          <text:p text:style-name="P1"/>
        </draw:connector>
        <draw:custom-shape draw:style-name="gr9" draw:text-style-name="P6" draw:id="id41" draw:layer="layout" svg:width="1.27cm" svg:height="1.27cm" svg:x="23.495cm" svg:y="17.78cm">
          <text:p text:style-name="P6">[]</text:p>
          <draw:enhanced-geometry svg:viewBox="0 0 21600 21600" draw:type="rectangle" draw:enhanced-path="M 0 0 L 21600 0 21600 21600 0 21600 0 0 Z N"/>
        </draw:custom-shape>
        <draw:custom-shape draw:style-name="gr9" draw:text-style-name="P6" draw:id="id42" draw:layer="layout" svg:width="1.27cm" svg:height="1.27cm" svg:x="20.955cm" svg:y="17.78cm">
          <text:p text:style-name="P6">4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lines" svg:x1="22.86cm" svg:y1="16.51cm" svg:x2="24.13cm" svg:y2="17.78cm" draw:start-shape="id38" draw:start-glue-point="2" draw:end-shape="id41" draw:end-glue-point="0" svg:d="m22860 16510v500l1270 270v500">
          <text:p text:style-name="P1"/>
        </draw:connector>
        <draw:connector draw:style-name="gr12" draw:text-style-name="P7" draw:layer="layout" draw:type="lines" svg:x1="22.86cm" svg:y1="16.51cm" svg:x2="21.59cm" svg:y2="17.78cm" draw:start-shape="id38" draw:start-glue-point="2" draw:end-shape="id42" draw:end-glue-point="0" svg:d="m22860 16510v500l-1270 270v500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clusions</text:p>
          </draw:text-box>
        </draw:frame>
        <draw:frame presentation:style-name="pr5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3">No update of parse tree!</text:p>
              </text:list-item>
            </text:list>
            <text:list text:style-name="L3">
              <text:list-item>
                <text:list>
                  <text:list-item>
                    <text:p text:style-name="P4">and still incremental</text:p>
                  </text:list-item>
                </text:list>
              </text:list-item>
            </text:list>
            <text:list text:style-name="L3">
              <text:list-item>
                <text:p text:style-name="P3">No startup cost</text:p>
              </text:list-item>
            </text:list>
            <text:list text:style-name="L3">
              <text:list-item>
                <text:p text:style-name="P3">Cool usage of lazy evaluation</text:p>
              </text:list-item>
            </text:list>
            <text:list text:style-name="L3">
              <text:list-item>
                <text:p text:style-name="P3">User code must use the parse tree lazily</text:p>
              </text:list-item>
            </text:list>
            <text:list text:style-name="L3">
              <text:list-item>
                <text:list>
                  <text:list-item>
                    <text:p text:style-name="P4">No safeguard against careless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an-Philippe Bernardy</meta:initial-creator>
    <meta:creation-date>2008-06-08T22:15:18</meta:creation-date>
    <dc:creator>Jean-Philippe Bernardy</dc:creator>
    <dc:date>2008-06-21T20:27:54</dc:date>
    <dc:language>en-US</dc:language>
    <meta:editing-cycles>13</meta:editing-cycles>
    <meta:editing-duration>PT5H36M55S</meta:editing-duration>
    <meta:user-defined meta:name="Info 1"/>
    <meta:user-defined meta:name="Info 2"/>
    <meta:user-defined meta:name="Info 3"/>
    <meta:user-defined meta:name="Info 4"/>
    <meta:document-statistic meta:object-count="156"/>
  </office:meta>
</office:document-meta>
</file>